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2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0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3"/>
        <table:table-column table:style-name="co2" table:number-columns-repeated="5" table:default-cell-style-name="ce6"/>
        <table:table-row table:style-name="ro1">
          <table:table-cell office:value-type="string" calcext:value-type="string">
            <text:p>Rekordy generowane losowo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office:value-type="string" calcext:value-type="string">
            <text:p>Liczba rekordów oznaczana jako N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rozmiar bufora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50000" calcext:value-type="float">
            <text:p>5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5" office:value-type="float" office:value="5000000" calcext:value-type="float">
            <text:p>5000000</text:p>
          </table:table-cell>
        </table:table-row>
        <table:table-row table:style-name="ro2">
          <table:table-cell office:value-type="string" calcext:value-type="string">
            <text:p>rozmiar jednego rekordu </text:p>
          </table:table-cell>
          <table:table-cell table:style-name="ce1" office:value-type="string" calcext:value-type="string">
            <text:p>24B</text:p>
          </table:table-cell>
          <table:table-cell table:number-columns-repeated="2"/>
          <table:table-cell office:value-type="string" calcext:value-type="string">
            <text:p>odczytów dyskowych teoria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4" office:value-type="string" calcext:value-type="string">
            <text:p>odczytów dyskowych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371" calcext:value-type="float">
            <text:p>4371</text:p>
          </table:table-cell>
          <table:table-cell table:style-name="ce7" office:value-type="float" office:value="25508" calcext:value-type="float">
            <text:p>25508</text:p>
          </table:table-cell>
          <table:table-cell table:style-name="ce7" office:value-type="float" office:value="657207" calcext:value-type="float">
            <text:p>657207</text:p>
          </table:table-cell>
          <table:table-cell table:style-name="ce7" office:value-type="float" office:value="3748044" calcext:value-type="float">
            <text:p>3748044</text:p>
          </table:table-cell>
        </table:table-row>
        <table:table-row table:style-name="ro2">
          <table:table-cell office:value-type="string" calcext:value-type="string">
            <text:p>liczba taś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zapisów <text:s/>dyskowych teoria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4" office:value-type="string" calcext:value-type="string">
            <text:p>zapisów dyskowych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4704" calcext:value-type="float">
            <text:p>4704</text:p>
          </table:table-cell>
          <table:table-cell table:style-name="ce7" office:value-type="float" office:value="27174" calcext:value-type="float">
            <text:p>27174</text:p>
          </table:table-cell>
          <table:table-cell table:style-name="ce7" office:value-type="float" office:value="690540" calcext:value-type="float">
            <text:p>690540</text:p>
          </table:table-cell>
          <table:table-cell table:style-name="ce7" office:value-type="float" office:value="3914710" calcext:value-type="float">
            <text:p>391471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dczytów rekordów teoria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4" office:value-type="string" calcext:value-type="string">
            <text:p>odczytów rekordów</text:p>
          </table:table-cell>
          <table:table-cell table:style-name="ce7" office:value-type="float" office:value="594" calcext:value-type="float">
            <text:p>594</text:p>
          </table:table-cell>
          <table:table-cell table:style-name="ce7" office:value-type="float" office:value="130867" calcext:value-type="float">
            <text:p>130867</text:p>
          </table:table-cell>
          <table:table-cell table:style-name="ce7" office:value-type="float" office:value="764969" calcext:value-type="float">
            <text:p>764969</text:p>
          </table:table-cell>
          <table:table-cell table:style-name="ce7" table:formula="of:=19715786" office:value-type="float" office:value="19715786" calcext:value-type="float">
            <text:p>19715786</text:p>
          </table:table-cell>
          <table:table-cell table:style-name="ce7" office:value-type="float" office:value="112440869" calcext:value-type="float">
            <text:p>11244086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zapisów rekordów teoria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4" office:value-type="string" calcext:value-type="string">
            <text:p>zapisów rekordów</text:p>
          </table:table-cell>
          <table:table-cell table:style-name="ce7" office:value-type="float" office:value="685" calcext:value-type="float">
            <text:p>685</text:p>
          </table:table-cell>
          <table:table-cell table:style-name="ce7" office:value-type="float" office:value="140848" calcext:value-type="float">
            <text:p>140848</text:p>
          </table:table-cell>
          <table:table-cell table:style-name="ce7" office:value-type="float" office:value="814947" calcext:value-type="float">
            <text:p>814947</text:p>
          </table:table-cell>
          <table:table-cell table:style-name="ce7" office:value-type="float" office:value="20715758" calcext:value-type="float">
            <text:p>20715758</text:p>
          </table:table-cell>
          <table:table-cell table:style-name="ce7" office:value-type="float" office:value="117440837" calcext:value-type="float">
            <text:p>11744083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az teoria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4" office:value-type="string" calcext:value-type="string">
            <text:p>faz 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9:51:04.830225323</meta:creation-date>
    <dc:date>2019-10-15T23:46:05.466653812</dc:date>
    <meta:editing-duration>PT12M7S</meta:editing-duration>
    <meta:editing-cycles>3</meta:editing-cycles>
    <meta:generator>LibreOffice/5.1.6.2$Linux_X86_64 LibreOffice_project/10m0$Build-2</meta:generator>
    <meta:document-statistic meta:table-count="1" meta:cell-count="49" meta:object-count="0"/>
  </office:meta>
</office:document-meta>
</file>